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utiger Light Condensed" svg:font-family="'Frutiger Light Condense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style:font-name="Frutiger Light Condensed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  <style:text-properties style:font-name="Frutiger Light Condensed"/>
    </style:style>
    <style:style style:name="P5" style:family="paragraph">
      <style:paragraph-properties style:writing-mode="lr-tb"/>
      <style:text-properties style:font-name="Frutiger Light Condensed"/>
    </style:style>
    <style:style style:name="T1" style:family="text">
      <style:text-properties style:font-name="Frutiger Light Condensed"/>
    </style:style>
    <style:style style:name="T2" style:family="text">
      <style:text-properties style:font-name="Frutiger Light Condensed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 presentation:user-transformed="true">
          <draw:text-box>
            <text:p><text:span text:style-name="T1">News</text:span></text:p>
            <text:p><text:span text:style-name="T1">22.2.2023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Exam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Exam questions: max 10 exam questions per lecture</text:span></text:p>
                <text:list>
                  <text:list-item>
                    <text:p><text:span text:style-name="T1">Pure conceptual questions</text:span></text:p>
                  </text:list-item>
                </text:list>
              </text:list-item>
              <text:list-item>
                <text:p><text:span text:style-name="T1">Reminder: </text:span><text:span text:style-name="T2">29.3.2023.</text:span><text:span text:style-name="T1"> at 16h, Raum 136.1B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Projects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Reminder: </text:span><text:span text:style-name="T2">8.4.2023</text:span><text:span text:style-name="T1">, 23:59</text:span></text:p>
              </text:list-item>
              <text:list-item>
                <text:p><text:span text:style-name="T1">Questions?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utiger Light Condensed" svg:font-family="'Frutiger Light Condense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14T21:36:59.691640000</meta:creation-date>
    <dc:date>2023-02-21T22:28:17.260023249</dc:date>
    <meta:editing-duration>PT3H11M57S</meta:editing-duration>
    <meta:editing-cycles>18</meta:editing-cycles>
    <meta:generator>LibreOffice/6.4.7.2$Linux_X86_64 LibreOffice_project/40$Build-2</meta:generator>
    <meta:document-statistic meta:object-count="32"/>
  </office:meta>
</office:document-meta>
</file>